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line-height="100%"/>
      <style:text-properties style:font-name="Liberation Mono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09:27:10.564686969</meta:creation-date>
    <meta:generator>LibreOffice/24.8.3.2$Linux_X86_64 LibreOffice_project/480$Build-2</meta:generator>
    <dc:date>2025-11-11T08:25:01.342893997</dc:date>
    <meta:editing-duration>PT22H57M51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